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ACE-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Gnumeric-default" style:data-style-name="N10050"/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0" table:number-rows-repeated="107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4" table:style-name="ACOL-3"/>
        <table:table-column table:default-cell-style-name="ACE-6" table:style-name="ACOL-0"/>
        <table:table-column table:default-cell-style-name="ACE-4" table:style-name="ACOL-0"/>
        <table:table-column table:default-cell-style-name="ACE-4" table:style-name="ACOL-0" table:number-columns-repeated="1021"/>
        <table:table-row table:style-name="AROW-1">
          <table:table-cell table:style-name="ACE-3" office:value-type="string">
            <text:p>Time (in hours)</text:p>
          </table:table-cell>
          <table:table-cell table:style-name="ACE-5" office:value-type="string">
            <text:p>Date</text:p>
          </table:table-cell>
          <table:table-cell table:style-name="ACE-3" office:value-type="string">
            <text:p>Task</text:p>
          </table:table-cell>
          <table:table-cell table:number-columns-repeated="1021" table:style-name="ACE-3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1-27">
            <text:p>17/01/27</text:p>
          </table:table-cell>
          <table:table-cell table:style-name="ACE-4" office:value-type="string">
            <text:p>kivy3d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1-29">
            <text:p>17/01/29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1">
            <text:p>17/02/01</text:p>
          </table:table-cell>
          <table:table-cell table:style-name="ACE-4" office:value-type="string">
            <text:p>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2">
            <text:p>17/02/02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5">
            <text:p>17/02/05</text:p>
          </table:table-cell>
          <table:table-cell table:style-name="ACE-4" office:value-type="string">
            <text:p>3d 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6">
            <text:p>17/02/06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9">
            <text:p>17/02/09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2-15">
            <text:p>17/02/15</text:p>
          </table:table-cell>
          <table:table-cell table:style-name="ACE-4" office:value-type="string">
            <text:p>3d Hanoi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17">
            <text:p>17/02/1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18">
            <text:p>17/02/18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1">
            <text:p>17/02/21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4">
            <text:p>17/02/2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5">
            <text:p>17/02/25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6">
            <text:p>17/02/26</text:p>
          </table:table-cell>
          <table:table-cell table:style-name="ACE-4" office:value-type="string">
            <text:p>Checkers/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3">
            <text:p>3</text:p>
          </table:table-cell>
          <table:table-cell table:style-name="ACE-6" office:value-type="date" office:date-value="2017-03-06">
            <text:p>17/03/06</text:p>
          </table:table-cell>
          <table:table-cell table:style-name="ACE-4" office:value-type="string">
            <text:p>Chechers 3d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1">
            <text:p>17/03/1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14">
            <text:p>17/03/1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6">
            <text:p>17/03/16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7">
            <text:p>17/03/17</text:p>
          </table:table-cell>
          <table:table-cell table:style-name="ACE-4" office:value-type="string">
            <text:p>LFS/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9">
            <text:p>17/03/19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3-21">
            <text:p>17/03/2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2">
            <text:p>17/03/22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23">
            <text:p>17/03/23</text:p>
          </table:table-cell>
          <table:table-cell table:style-name="ACE-4" office:value-type="string">
            <text:p>Solitaire/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4">
            <text:p>17/03/24</text:p>
          </table:table-cell>
          <table:table-cell table:style-name="ACE-4" office:value-type="string">
            <text:p>Kivy3d bug fix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7">
            <text:p>17/03/27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4">
            <text:p>17/04/24</text:p>
          </table:table-cell>
          <table:table-cell table:style-name="ACE-4" office:value-type="string">
            <text:p>Checkers/Hanoi3d/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0.5">
            <text:p>0.5</text:p>
          </table:table-cell>
          <table:table-cell table:style-name="ACE-6" office:value-type="date" office:date-value="2017-04-25">
            <text:p>17/04/25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6">
            <text:p>17/04/26</text:p>
          </table:table-cell>
          <table:table-cell table:style-name="ACE-4" office:value-type="string">
            <text:p>Solitar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6.5">
            <text:p>6.5</text:p>
          </table:table-cell>
          <table:table-cell table:style-name="ACE-6" office:value-type="date" office:date-value="2017-04-27">
            <text:p>17/04/27</text:p>
          </table:table-cell>
          <table:table-cell table:style-name="ACE-4" office:value-type="string">
            <text:p>Solitarie/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8">
            <text:p>17/04/28</text:p>
          </table:table-cell>
          <table:table-cell table:style-name="ACE-4" office:value-type="string">
            <text:p>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29">
            <text:p>17/04/29</text:p>
          </table:table-cell>
          <table:table-cell table:style-name="ACE-4" office:value-type="string">
            <text:p>User folder for setting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09">
            <text:p>17/05/09</text:p>
          </table:table-cell>
          <table:table-cell table:style-name="ACE-4" office:value-type="string">
            <text:p>3d Hanoi,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0">
            <text:p>17/05/10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11">
            <text:p>17/05/11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13">
            <text:p>17/05/13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4">
            <text:p>17/05/14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9">
            <text:p>17/05/19</text:p>
          </table:table-cell>
          <table:table-cell table:style-name="ACE-4" office:value-type="string">
            <text:p>Kivy-app, 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0">
            <text:p>17/05/20</text:p>
          </table:table-cell>
          <table:table-cell table:style-name="ACE-4" office:value-type="string">
            <text:p>Kivy-app, Android tes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3">
            <text:p>17/05/23</text:p>
          </table:table-cell>
          <table:table-cell table:style-name="ACE-4" office:value-type="string">
            <text:p>Kivy-app, Py3 conversion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4">
            <text:p>17/05/24</text:p>
          </table:table-cell>
          <table:table-cell table:style-name="ACE-4" office:value-type="string">
            <text:p>Kivy-app, LFS fixes and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5">
            <text:p>17/05/25</text:p>
          </table:table-cell>
          <table:table-cell table:style-name="ACE-4" office:value-type="string">
            <text:p>Android testing and mtp figh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5-26">
            <text:p>17/05/26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7">
            <text:p>17/05/27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8">
            <text:p>17/05/28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9">
            <text:p>17/05/29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30">
            <text:p>17/05/30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09">
            <text:p>17/06/09</text:p>
          </table:table-cell>
          <table:table-cell table:style-name="ACE-4" office:value-type="string">
            <text:p>Solitaire scaling, 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0">
            <text:p>17/06/10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1">
            <text:p>17/06/11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5">
            <text:p>17/06/15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6">
            <text:p>17/06/16</text:p>
          </table:table-cell>
          <table:table-cell table:style-name="ACE-4" office:value-type="string">
            <text:p>LFS Export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7">
            <text:p>17/06/17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0">
            <text:p>17/06/20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22">
            <text:p>17/06/22</text:p>
          </table:table-cell>
          <table:table-cell table:style-name="ACE-4" office:value-type="string">
            <text:p>LFS Export, bug fix,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6-23">
            <text:p>17/06/23</text:p>
          </table:table-cell>
          <table:table-cell table:style-name="ACE-4" office:value-type="string">
            <text:p>LFS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5">
            <text:p>5</text:p>
          </table:table-cell>
          <table:table-cell table:style-name="ACE-6" office:value-type="date" office:date-value="2017-06-24">
            <text:p>17/06/24</text:p>
          </table:table-cell>
          <table:table-cell table:style-name="ACE-4" office:value-type="string">
            <text:p>LFS Android, styling/sizing issu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6">
            <text:p>17/06/26</text:p>
          </table:table-cell>
          <table:table-cell table:style-name="ACE-4" office:value-type="string">
            <text:p>LFS snap, 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6-27">
            <text:p>17/06/27</text:p>
          </table:table-cell>
          <table:table-cell table:style-name="ACE-4" office:value-type="string">
            <text:p>LFS Androi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7-15">
            <text:p>17/07/15</text:p>
          </table:table-cell>
          <table:table-cell table:style-name="ACE-4" office:value-type="string">
            <text:p>Rules for checkers</text:p>
          </table:table-cell>
          <table:table-cell table:number-columns-repeated="1021" table:style-name="ACE-4"/>
        </table:table-row>
        <table:table-row table:style-name="AROW-1">
          <table:table-cell table:number-columns-repeated="1024"/>
        </table:table-row>
        <table:table-row table:style-name="AROW-1">
          <table:table-cell table:style-name="ACE-4"/>
          <table:table-cell table:style-name="ACE-6" office:value-type="string">
            <text:p>Paid $3197.50 on 28/07/2017</text:p>
          </table:table-cell>
          <table:table-cell table:number-columns-repeated="1022" table:style-name="ACE-4"/>
        </table:table-row>
        <table:table-row table:style-name="AROW-0" table:number-rows-repeated="62">
          <table:table-cell table:number-columns-repeated="1024" table:style-name="ACE-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00/00/00</text:date>, <text:time style:data-style-name="N2" text:time-value="21:29:44.729959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8T23:06:26.792860091</dc:date>
    <meta:creation-date>2014-12-14T08:12:00Z</meta:creation-date>
    <meta:editing-cycles>333</meta:editing-cycles>
    <meta:editing-duration>PT17H33M44S</meta:editing-duration>
    <meta:generator>LibreOffice/5.1.6.2$Linux_X86_64 LibreOffice_project/10m0$Build-2</meta:generator>
    <meta:document-statistic meta:table-count="6" meta:cell-count="1017" meta:object-count="0"/>
  </office:meta>
</office:document-meta>
</file>